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Pozice tagu v null framu (robot) – levý horní, pravý horní … podle kamer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g</text:p>
          </table:table-cell>
          <table:table-cell office:value-type="string" table:style-name="ce1">
            <text:p>ro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LH</text:p>
          </table:table-cell>
          <table:table-cell office:value-type="float" office:value="510.49" table:style-name="ce2">
            <text:p>510.49</text:p>
          </table:table-cell>
          <table:table-cell office:value-type="float" office:value="502.29" table:style-name="ce2">
            <text:p>502.29</text:p>
          </table:table-cell>
          <table:table-cell office:value-type="float" office:value="275.31" table:style-name="ce2">
            <text:p>275.3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510.49" table:style-name="ce2">
            <text:p>510.49</text:p>
          </table:table-cell>
          <table:table-cell office:value-type="float" office:value="531.53" table:style-name="ce2">
            <text:p>531.53</text:p>
          </table:table-cell>
          <table:table-cell office:value-type="float" office:value="274.85000000000002" table:style-name="ce2">
            <text:p>274.8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539.37" table:style-name="ce2">
            <text:p>539.37</text:p>
          </table:table-cell>
          <table:table-cell office:value-type="float" office:value="531.53" table:style-name="ce2">
            <text:p>531.53</text:p>
          </table:table-cell>
          <table:table-cell office:value-type="float" office:value="274.02" table:style-name="ce2">
            <text:p>274.0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539.03" table:style-name="ce2">
            <text:p>539.03</text:p>
          </table:table-cell>
          <table:table-cell office:value-type="float" office:value="503.15" table:style-name="ce2">
            <text:p>503.15</text:p>
          </table:table-cell>
          <table:table-cell office:value-type="float" office:value="273.58" table:style-name="ce2">
            <text:p>273.5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H</text:p>
          </table:table-cell>
          <table:table-cell office:value-type="float" office:value="513.28" table:style-name="ce2">
            <text:p>513.28</text:p>
          </table:table-cell>
          <table:table-cell office:value-type="float" office:value="731.87" table:style-name="ce2">
            <text:p>731.87</text:p>
          </table:table-cell>
          <table:table-cell office:value-type="float" office:value="275.88" table:style-name="ce2">
            <text:p>275.8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512.1" table:style-name="ce2">
            <text:p>512.10</text:p>
          </table:table-cell>
          <table:table-cell office:value-type="float" office:value="760.89" table:style-name="ce2">
            <text:p>760.89</text:p>
          </table:table-cell>
          <table:table-cell office:value-type="float" office:value="275.82" table:style-name="ce2">
            <text:p>275.8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540.65" table:style-name="ce2">
            <text:p>540.65</text:p>
          </table:table-cell>
          <table:table-cell office:value-type="float" office:value="761.94" table:style-name="ce2">
            <text:p>761.94</text:p>
          </table:table-cell>
          <table:table-cell office:value-type="float" office:value="275.39999999999998" table:style-name="ce2">
            <text:p>275.4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540.65" table:style-name="ce2">
            <text:p>540.65</text:p>
          </table:table-cell>
          <table:table-cell office:value-type="float" office:value="731.98" table:style-name="ce2">
            <text:p>731.98</text:p>
          </table:table-cell>
          <table:table-cell office:value-type="float" office:value="272.72000000000003" table:style-name="ce2">
            <text:p>272.7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H</text:p>
          </table:table-cell>
          <table:table-cell office:value-type="float" office:value="524.17999999999995" table:style-name="ce2">
            <text:p>524.18</text:p>
          </table:table-cell>
          <table:table-cell office:value-type="float" office:value="1004.13" table:style-name="ce2">
            <text:p>1004.13</text:p>
          </table:table-cell>
          <table:table-cell office:value-type="float" office:value="275.25" table:style-name="ce2">
            <text:p>275.2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512.70000000000005" table:style-name="ce2">
            <text:p>512.70</text:p>
          </table:table-cell>
          <table:table-cell office:value-type="float" office:value="1033.18" table:style-name="ce2">
            <text:p>1033.18</text:p>
          </table:table-cell>
          <table:table-cell office:value-type="float" office:value="274.89" table:style-name="ce2">
            <text:p>274.8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541.79" table:style-name="ce2">
            <text:p>541.79</text:p>
          </table:table-cell>
          <table:table-cell office:value-type="float" office:value="1034.18" table:style-name="ce2">
            <text:p>1034.18</text:p>
          </table:table-cell>
          <table:table-cell office:value-type="float" office:value="275.11" table:style-name="ce2">
            <text:p>275.1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543.04" table:style-name="ce2">
            <text:p>543.04</text:p>
          </table:table-cell>
          <table:table-cell office:value-type="float" office:value="1044.4000000000001" table:style-name="ce2">
            <text:p>1044.40</text:p>
          </table:table-cell>
          <table:table-cell office:value-type="float" office:value="274.73" table:style-name="ce2">
            <text:p>274.7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H</text:p>
          </table:table-cell>
          <table:table-cell office:value-type="float" office:value="516.15" table:style-name="ce2">
            <text:p>516.15</text:p>
          </table:table-cell>
          <table:table-cell office:value-type="float" office:value="1238.42" table:style-name="ce2">
            <text:p>1238.42</text:p>
          </table:table-cell>
          <table:table-cell office:value-type="float" office:value="274.26" table:style-name="ce2">
            <text:p>274.2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516.15" table:style-name="ce2">
            <text:p>516.15</text:p>
          </table:table-cell>
          <table:table-cell office:value-type="float" office:value="1268.2" table:style-name="ce2">
            <text:p>1268.20</text:p>
          </table:table-cell>
          <table:table-cell office:value-type="float" office:value="273.57" table:style-name="ce2">
            <text:p>273.5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544.89" table:style-name="ce2">
            <text:p>544.89</text:p>
          </table:table-cell>
          <table:table-cell office:value-type="float" office:value="1267.8800000000001" table:style-name="ce2">
            <text:p>1267.88</text:p>
          </table:table-cell>
          <table:table-cell office:value-type="float" office:value="273.75" table:style-name="ce2">
            <text:p>273.7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544.89" table:style-name="ce2">
            <text:p>544.89</text:p>
          </table:table-cell>
          <table:table-cell office:value-type="float" office:value="1238.42" table:style-name="ce2">
            <text:p>1238.42</text:p>
          </table:table-cell>
          <table:table-cell office:value-type="float" office:value="274.39999999999998" table:style-name="ce2">
            <text:p>274.4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H</text:p>
          </table:table-cell>
          <table:table-cell office:value-type="float" office:value="1051.67" table:style-name="ce2">
            <text:p>1051.67</text:p>
          </table:table-cell>
          <table:table-cell office:value-type="float" office:value="511.72" table:style-name="ce2">
            <text:p>511.72</text:p>
          </table:table-cell>
          <table:table-cell office:value-type="float" office:value="276.8" table:style-name="ce2">
            <text:p>276.8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1051.1300000000001" table:style-name="ce2">
            <text:p>1051.13</text:p>
          </table:table-cell>
          <table:table-cell office:value-type="float" office:value="540.42999999999995" table:style-name="ce2">
            <text:p>540.43</text:p>
          </table:table-cell>
          <table:table-cell office:value-type="float" office:value="276.79000000000002" table:style-name="ce2">
            <text:p>276.7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1079.76" table:style-name="ce2">
            <text:p>1079.76</text:p>
          </table:table-cell>
          <table:table-cell office:value-type="float" office:value="541.19000000000005" table:style-name="ce2">
            <text:p>541.19</text:p>
          </table:table-cell>
          <table:table-cell office:value-type="float" office:value="278.38" table:style-name="ce2">
            <text:p>278.3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1080.29" table:style-name="ce2">
            <text:p>1080.29</text:p>
          </table:table-cell>
          <table:table-cell office:value-type="float" office:value="511.16" table:style-name="ce2">
            <text:p>511.16</text:p>
          </table:table-cell>
          <table:table-cell office:value-type="float" office:value="278.44" table:style-name="ce2">
            <text:p>278.4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H</text:p>
          </table:table-cell>
          <table:table-cell office:value-type="float" office:value="1045.73" table:style-name="ce2">
            <text:p>1045.73</text:p>
          </table:table-cell>
          <table:table-cell office:value-type="float" office:value="744.24" table:style-name="ce2">
            <text:p>744.24</text:p>
          </table:table-cell>
          <table:table-cell office:value-type="float" office:value="275.56" table:style-name="ce2">
            <text:p>275.5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1045.73" table:style-name="ce2">
            <text:p>1045.73</text:p>
          </table:table-cell>
          <table:table-cell office:value-type="float" office:value="773.16" table:style-name="ce2">
            <text:p>773.16</text:p>
          </table:table-cell>
          <table:table-cell office:value-type="float" office:value="275.58" table:style-name="ce2">
            <text:p>275.5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1074.99" table:style-name="ce2">
            <text:p>1074.99</text:p>
          </table:table-cell>
          <table:table-cell office:value-type="float" office:value="773.68" table:style-name="ce2">
            <text:p>773.68</text:p>
          </table:table-cell>
          <table:table-cell office:value-type="float" office:value="274.76" table:style-name="ce2">
            <text:p>274.7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1074.99" table:style-name="ce2">
            <text:p>1074.99</text:p>
          </table:table-cell>
          <table:table-cell office:value-type="float" office:value="744.32" table:style-name="ce2">
            <text:p>744.32</text:p>
          </table:table-cell>
          <table:table-cell office:value-type="float" office:value="275.43" table:style-name="ce2">
            <text:p>275.4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H</text:p>
          </table:table-cell>
          <table:table-cell office:value-type="float" office:value="1052.54" table:style-name="ce2">
            <text:p>1052.54</text:p>
          </table:table-cell>
          <table:table-cell office:value-type="float" office:value="838.17" table:style-name="ce2">
            <text:p>838.17</text:p>
          </table:table-cell>
          <table:table-cell office:value-type="float" office:value="273.61" table:style-name="ce2">
            <text:p>273.6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H</text:p>
          </table:table-cell>
          <table:table-cell office:value-type="float" office:value="1052.54" table:style-name="ce2">
            <text:p>1052.54</text:p>
          </table:table-cell>
          <table:table-cell office:value-type="float" office:value="867.55" table:style-name="ce2">
            <text:p>867.55</text:p>
          </table:table-cell>
          <table:table-cell office:value-type="float" office:value="273.83" table:style-name="ce2">
            <text:p>273.8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D</text:p>
          </table:table-cell>
          <table:table-cell office:value-type="float" office:value="1080.47" table:style-name="ce2">
            <text:p>1080.47</text:p>
          </table:table-cell>
          <table:table-cell office:value-type="float" office:value="867.26" table:style-name="ce2">
            <text:p>867.26</text:p>
          </table:table-cell>
          <table:table-cell office:value-type="float" office:value="273.3" table:style-name="ce2">
            <text:p>273.3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D</text:p>
          </table:table-cell>
          <table:table-cell office:value-type="float" office:value="1080.47" table:style-name="ce2">
            <text:p>1080.47</text:p>
          </table:table-cell>
          <table:table-cell office:value-type="float" office:value="838.26" table:style-name="ce2">
            <text:p>838.26</text:p>
          </table:table-cell>
          <table:table-cell office:value-type="float" office:value="273.45" table:style-name="ce2">
            <text:p>273.4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LH</text:p>
          </table:table-cell>
          <table:table-cell office:value-type="float" office:value="1063.6199999999999" table:style-name="ce2">
            <text:p>1063.62</text:p>
          </table:table-cell>
          <table:table-cell office:value-type="float" office:value="1227.31" table:style-name="ce2">
            <text:p>1227.31</text:p>
          </table:table-cell>
          <table:table-cell office:value-type="float" office:value="275.95" table:style-name="ce2">
            <text:p>275.9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H</text:p>
          </table:table-cell>
          <table:table-cell office:value-type="float" office:value="1063.6199999999999" table:style-name="ce2">
            <text:p>1063.62</text:p>
          </table:table-cell>
          <table:table-cell office:value-type="float" office:value="1256.3" table:style-name="ce2">
            <text:p>1256.30</text:p>
          </table:table-cell>
          <table:table-cell office:value-type="float" office:value="275.35000000000002" table:style-name="ce2">
            <text:p>275.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D</text:p>
          </table:table-cell>
          <table:table-cell office:value-type="float" office:value="1091.9000000000001" table:style-name="ce2">
            <text:p>1091.90</text:p>
          </table:table-cell>
          <table:table-cell office:value-type="float" office:value="1255.75" table:style-name="ce2">
            <text:p>1255.75</text:p>
          </table:table-cell>
          <table:table-cell office:value-type="float" office:value="274.83" table:style-name="ce2">
            <text:p>274.8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D</text:p>
          </table:table-cell>
          <table:table-cell office:value-type="float" office:value="1091.1400000000001" table:style-name="ce2">
            <text:p>1091.14</text:p>
          </table:table-cell>
          <table:table-cell office:value-type="float" office:value="1226.79" table:style-name="ce2">
            <text:p>1226.79</text:p>
          </table:table-cell>
          <table:table-cell office:value-type="float" office:value="275.04000000000002" table:style-name="ce2">
            <text:p>275.04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Nchimunya Muyuni</dc:creator>
    <meta:creation-date>2024-04-26T14:43:14Z</meta:creation-date>
    <dc:date>2025-04-16T17:23:42Z</dc:date>
    <meta:editing-cycles>5</meta:editing-cycles>
    <meta:editing-duration>PT0S</meta:editing-duration>
  </office:meta>
</office:document-meta>
</file>